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73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Locations">
      <style:table-properties table:display="true" style:writing-mode="lr-tb"/>
    </style:style>
    <style:style style:name="ta2" style:family="table" style:master-page-name="PageStyle_5f_Reward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ocations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/>
          <table:table-cell table:number-columns-repeated="16383"/>
        </table:table-row>
        <table:table-row table:style-name="ro1">
          <table:table-cell table:style-name="ce2"/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Time (Seconds)</text:p>
          </table:table-cell>
          <table:table-cell table:style-name="ce1" office:value-type="string" calcext:value-type="string">
            <text:p>Improved Time</text:p>
          </table:table-cell>
          <table:table-cell>
            <draw:frame draw:z-index="0" draw:name="Chart 1" draw:style-name="gr1" draw:text-style-name="P1" svg:width="15.874cm" svg:height="9.815cm" svg:x="1.217cm" svg:y="0cm">
              <draw:object draw:notify-on-update-of-ranges="Locations.B3:Locations.B8 Locations.C2:Locations.C2 Locations.C3:Locations.C8 Locations.D2:Locations.D2 Locations.D3:Locations.D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Get Locatio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6380"/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16380"/>
        </table:table-row>
        <table:table-row table:style-name="ro1">
          <table:table-cell/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323" calcext:value-type="float">
            <text:p>323</text:p>
          </table:table-cell>
          <table:table-cell table:number-columns-repeated="16380"/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762" calcext:value-type="float">
            <text:p>762</text:p>
          </table:table-cell>
          <table:table-cell table:style-name="ce1" office:value-type="float" office:value="649" calcext:value-type="float">
            <text:p>649</text:p>
          </table:table-cell>
          <table:table-cell table:number-columns-repeated="16380"/>
        </table:table-row>
        <table:table-row table:style-name="ro1">
          <table:table-cell/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3791" calcext:value-type="float">
            <text:p>3791</text:p>
          </table:table-cell>
          <table:table-cell table:style-name="ce1" office:value-type="float" office:value="3235" calcext:value-type="float">
            <text:p>3235</text:p>
          </table:table-cell>
          <table:table-cell table:number-columns-repeated="16380"/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7579" calcext:value-type="float">
            <text:p>757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6380"/>
        </table:table-row>
        <table:table-row table:style-name="ro2" table:number-rows-repeated="104856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Rewards" table:style-name="ta2">
        <office:forms form:automatic-focus="false" form:apply-design-mode="false"/>
        <table:table-column table:style-name="co1" table:number-columns-repeated="16384" table:default-cell-style-name="Default"/>
        <table:table-row table:style-name="ro2">
          <table:table-cell table:number-columns-repeated="4"/>
          <table:table-cell>
            <draw:frame draw:z-index="0" draw:name="Chart 2" draw:style-name="gr1" draw:text-style-name="P1" svg:width="15.874cm" svg:height="9.815cm" svg:x="1.244cm" svg:y="0.529cm">
              <draw:object draw:notify-on-update-of-ranges="Rewards.B3:Rewards.B6 Rewards.C2:Rewards.C2 Rewards.C3:Rewards.C6 Rewards.D2:Rewards.D2 Rewards.D3:Rewards.D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79"/>
        </table:table-row>
        <table:table-row table:style-name="ro1">
          <table:table-cell/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Time (Seconds)</text:p>
          </table:table-cell>
          <table:table-cell table:style-name="ce1" office:value-type="string" calcext:value-type="string">
            <text:p>Improved Time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Get Rewards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472" calcext:value-type="float">
            <text:p>47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5820" calcext:value-type="float">
            <text:p>58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64020" calcext:value-type="float">
            <text:p>640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6380"/>
        </table:table-row>
        <table:table-row table:style-name="ro2" table:number-rows-repeated="104856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Locations" style:display-name="PageStyle_Location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wards" style:display-name="PageStyle_Reward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19T03:53:04.694050052</dc:date>
    <meta:editing-duration>PT10H55M18S</meta:editing-duration>
    <meta:editing-cycles>1</meta:editing-cycles>
    <meta:document-statistic meta:table-count="2" meta:cell-count="38" meta:object-count="2"/>
    <meta:generator>LibreOffice/7.5.1.2$Linux_X86_64 LibreOffice_project/5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auto-position="true" style:rotation-angle="0"/>
      <style:text-properties fo:color="#000000" style:text-position="0% 100%" fo:font-family="Roboto" fo:font-size="18pt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/>
      <style:graphic-properties svg:stroke-color="#4285f4" draw:fill-color="#4285f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color="#db4437" draw:fill-color="#db4437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title svg:x="3.563cm" svg:y="0.332cm" chart:style-name="ch2">
          <text:p>Get Location: Time / Users</text:p>
        </chart:title>
        <chart:legend chart:legend-position="end" svg:x="11.859cm" svg:y="4.36cm" style:legend-expansion="high" chart:style-name="ch3"/>
        <chart:plot-area chart:style-name="ch4" table:cell-range-address="Locations.B2:Locations.D8" chart:data-source-has-labels="both" svg:x="1.377cm" svg:y="1.651cm" svg:width="10.165cm" svg:height="7.969cm">
          <chart:coordinate-region svg:x="2.325cm" svg:y="1.85cm" svg:width="9.217cm" svg:height="7.273cm"/>
          <chart:axis chart:dimension="x" chart:name="primary-x" chart:style-name="ch5" chartooo:axis-type="text">
            <chart:categories table:cell-range-address="Locations.B3:Locations.B8"/>
          </chart:axis>
          <chart:axis chart:dimension="y" chart:name="primary-y" chart:style-name="ch6">
            <chart:title svg:x="0.451cm" svg:y="7.035cm" chart:style-name="ch7">
              <text:p>Time (Seconds)</text:p>
            </chart:title>
            <chart:grid chart:style-name="ch8" chart:class="major"/>
          </chart:axis>
          <chart:series chart:style-name="ch9" chart:values-cell-range-address="Locations.C3:Locations.C8" chart:label-cell-address="Locations.C2:Locations.C2" chart:class="chart:line">
            <chart:data-point chart:repeated="6"/>
          </chart:series>
          <chart:series chart:style-name="ch10" chart:values-cell-range-address="Locations.D3:Locations.D8" chart:label-cell-address="Locations.D2:Locations.D2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econds)</text:p>
                <draw:g>
                  <svg:desc>Locations.C2:Locations.C2</svg:desc>
                </draw:g>
              </table:table-cell>
              <table:table-cell office:value-type="string">
                <text:p>Improved Time</text:p>
                <draw:g>
                  <svg:desc>Locations.D2:Locations.D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Locations.B3:Locations.B8</svg:desc>
                </draw:g>
              </table:table-cell>
              <table:table-cell office:value-type="float" office:value="7">
                <text:p>7</text:p>
                <draw:g>
                  <svg:desc>Locations.C3:Locations.C8</svg:desc>
                </draw:g>
              </table:table-cell>
              <table:table-cell office:value-type="float" office:value="6">
                <text:p>6</text:p>
                <draw:g>
                  <svg:desc>Locations.D3:Locations.D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5">
                <text:p>7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76">
                <text:p>376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762">
                <text:p>762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3791">
                <text:p>3791</text:p>
              </table:table-cell>
              <table:table-cell office:value-type="float" office:value="3235">
                <text:p>323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7579">
                <text:p>757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auto-position="true" style:rotation-angle="0"/>
      <style:text-properties fo:color="#000000" style:text-position="0% 100%" fo:font-family="Roboto" fo:font-size="18pt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/>
      <style:graphic-properties svg:stroke-color="#4285f4" draw:fill-color="#4285f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color="#db4437" draw:fill-color="#db4437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title svg:x="3.523cm" svg:y="0.332cm" chart:style-name="ch2">
          <text:p>Get Rewards: Time / Users</text:p>
        </chart:title>
        <chart:legend chart:legend-position="end" svg:x="11.859cm" svg:y="4.36cm" style:legend-expansion="high" chart:style-name="ch3"/>
        <chart:plot-area chart:style-name="ch4" table:cell-range-address="Rewards.B2:Rewards.D6" chart:data-source-has-labels="both" svg:x="1.377cm" svg:y="1.651cm" svg:width="10.165cm" svg:height="7.969cm">
          <chart:coordinate-region svg:x="2.536cm" svg:y="1.85cm" svg:width="9.006cm" svg:height="7.273cm"/>
          <chart:axis chart:dimension="x" chart:name="primary-x" chart:style-name="ch5" chartooo:axis-type="text">
            <chart:categories table:cell-range-address="Rewards.B3:Rewards.B6"/>
          </chart:axis>
          <chart:axis chart:dimension="y" chart:name="primary-y" chart:style-name="ch6">
            <chart:title svg:x="0.451cm" svg:y="7.035cm" chart:style-name="ch7">
              <text:p>Time (Seconds)</text:p>
            </chart:title>
            <chart:grid chart:style-name="ch8" chart:class="major"/>
          </chart:axis>
          <chart:series chart:style-name="ch9" chart:values-cell-range-address="Rewards.C3:Rewards.C6" chart:label-cell-address="Rewards.C2:Rewards.C2" chart:class="chart:line">
            <chart:data-point chart:repeated="4"/>
          </chart:series>
          <chart:series chart:style-name="ch10" chart:values-cell-range-address="Rewards.D3:Rewards.D6" chart:label-cell-address="Rewards.D2:Rewards.D2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econds)</text:p>
                <draw:g>
                  <svg:desc>Rewards.C2:Rewards.C2</svg:desc>
                </draw:g>
              </table:table-cell>
              <table:table-cell office:value-type="string">
                <text:p>Improved Time</text:p>
                <draw:g>
                  <svg:desc>Rewards.D2:Rewards.D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Rewards.B3:Rewards.B6</svg:desc>
                </draw:g>
              </table:table-cell>
              <table:table-cell office:value-type="float" office:value="44">
                <text:p>44</text:p>
                <draw:g>
                  <svg:desc>Rewards.C3:Rewards.C6</svg:desc>
                </draw:g>
              </table:table-cell>
              <table:table-cell office:value-type="float" office:value="0">
                <text:p>0</text:p>
                <draw:g>
                  <svg:desc>Rewards.D3:Rewards.D6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72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820">
                <text:p>5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64020">
                <text:p>640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